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AotProcessor.getApplic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otProcessor.createClassNam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otProcessor.getDefaultNativeImageArguments( String application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AotProcessor.writeNativeImageProperties( List &lt; String &gt;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extAotProcessor.ContextAotProcessor( Class &lt; ? &gt; applicationClass , 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AotProcessor.registerEntryPointHint( DefaultGenerationContext generationContext , ClassName generatedInitializ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AotProcessor.do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AotProcessor.performAotProcessing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